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67a" officeooo:paragraph-rsid="000dd67a"/>
    </style:style>
    <style:style style:name="P2" style:family="paragraph" style:parent-style-name="Standard">
      <style:text-properties fo:font-size="20pt" officeooo:rsid="0005c2d0" officeooo:paragraph-rsid="00128e6b" style:font-size-asian="20pt" style:font-size-complex="20pt"/>
    </style:style>
    <style:style style:name="P3" style:family="paragraph" style:parent-style-name="Standard">
      <style:text-properties fo:font-weight="bold" officeooo:rsid="000dd67a" officeooo:paragraph-rsid="000dd67a" style:font-weight-asian="bold" style:font-weight-complex="bold"/>
    </style:style>
    <style:style style:name="P4" style:family="paragraph" style:parent-style-name="Standard" style:list-style-name="L1">
      <style:text-properties officeooo:rsid="000dd67a" officeooo:paragraph-rsid="000dd67a"/>
    </style:style>
    <style:style style:name="P5" style:family="paragraph" style:parent-style-name="Standard" style:list-style-name="L2">
      <style:text-properties officeooo:paragraph-rsid="000dd67a"/>
    </style:style>
    <style:style style:name="P6" style:family="paragraph" style:parent-style-name="Standard" style:list-style-name="L2">
      <style:text-properties officeooo:rsid="000dd67a" officeooo:paragraph-rsid="000dd67a"/>
    </style:style>
    <style:style style:name="P7" style:family="paragraph" style:parent-style-name="Standard">
      <style:text-properties officeooo:rsid="000e9316" officeooo:paragraph-rsid="000e9316"/>
    </style:style>
    <style:style style:name="P8" style:family="paragraph" style:parent-style-name="Standard">
      <style:text-properties officeooo:paragraph-rsid="00103e26"/>
    </style:style>
    <style:style style:name="P9" style:family="paragraph" style:parent-style-name="Text_20_body">
      <style:text-properties officeooo:rsid="000e9316" officeooo:paragraph-rsid="000e9316"/>
    </style:style>
    <style:style style:name="P10" style:family="paragraph" style:parent-style-name="Text_20_body">
      <style:text-properties officeooo:rsid="000e9316"/>
    </style:style>
    <style:style style:name="P11" style:family="paragraph" style:parent-style-name="Standard">
      <style:text-properties officeooo:rsid="00111a16" officeooo:paragraph-rsid="00111a16"/>
    </style:style>
    <style:style style:name="T1" style:family="text">
      <style:text-properties officeooo:rsid="000dd67a"/>
    </style:style>
    <style:style style:name="T2" style:family="text">
      <style:text-properties officeooo:rsid="00111a16"/>
    </style:style>
    <style:style style:name="T3" style:family="text">
      <style:text-properties officeooo:rsid="00103e26"/>
    </style:style>
    <style:style style:name="T4" style:family="text">
      <style:text-properties officeooo:rsid="00128e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orja pazo Parga <text:s text:c="50"/>IPE2</text:p>
      <text:p text:style-name="P1"/>
      <text:p text:style-name="P1">Descripcion oferta de trabajo:</text:p>
      <text:p text:style-name="P1"/>
      <text:p text:style-name="P3">cualidades necesarias</text:p>
      <text:p text:style-name="P3"/>
      <text:list text:style-name="L1">
        <text:list-item>
          <text:p text:style-name="P4">Desenvolver funcionalidades novas en apps móbiles</text:p>
        </text:list-item>
        <text:list-item>
          <text:p text:style-name="P4">Participar dende o principio en proxectos reais que xa están en marcha (ou a piques de empezar). • Aprender a facer as cousas ben e coidar o código. </text:p>
        </text:list-item>
        <text:list-item>
          <text:p text:style-name="P4">Axudar a mellorar apps que xa están funcionando. </text:p>
        </text:list-item>
        <text:list-item>
          <text:p text:style-name="P4">Trastear con tecnoloxías novas, dar ideas e poñelas en práctica </text:p>
        </text:list-item>
      </text:list>
      <text:p text:style-name="P1"/>
      <text:p text:style-name="P3">condiciones laborales</text:p>
      <text:p text:style-name="P3"/>
      <text:list text:style-name="L2">
        <text:list-item>
          <text:p text:style-name="P5"><text:span text:style-name="T1">Contrato indefinido.</text:span></text:p>
        </text:list-item>
        <text:list-item>
          <text:p text:style-name="P6">Incorporación inmediata.</text:p>
        </text:list-item>
        <text:list-item>
          <text:p text:style-name="P6">Xornada completa con horario flexible.</text:p>
        </text:list-item>
        <text:list-item>
          <text:p text:style-name="P6">Venres pola tarde libres e horario de verán.</text:p>
        </text:list-item>
        <text:list-item>
          <text:p text:style-name="P6">Formación continua e liberdade para experimentar. </text:p>
        </text:list-item>
      </text:list>
      <text:p text:style-name="P1"/>
      <text:p text:style-name="P7">Asunto:Presentaci<text:span text:style-name="T2">ó</text:span>n acerca del puesto de desarrollador de aplicaciones</text:p>
      <text:p text:style-name="P7"/>
      <text:p text:style-name="P7">Estimado equipo de selección , <text:span text:style-name="T3">buenas tardes.</text:span></text:p>
      <text:p text:style-name="P7"/>
      <text:p text:style-name="P8"><text:span text:style-name="T3">Mi nombre es Borja Pazo Parga y me pongo en contacto</text:span> con <text:span text:style-name="T3">ustedes</text:span> para presentar <text:span text:style-name="T3">mi candidatura para el puesto de trabajo de</text:span> d<text:span text:style-name="T3">esarrollo</text:span> de aplicaci<text:span text:style-name="T3">ones </text:span>mó<text:span text:style-name="T3">v</text:span>iles que ofrecen. <text:span text:style-name="T3">Me interesa esta oportunidad especialmente por la libertad de horario y especialmente por el </text:span><text:s/><text:span text:style-name="T3">aprendizaje</text:span> continu<text:span text:style-name="T3">o</text:span> <text:span text:style-name="T3">y</text:span> participación en pro<text:span text:style-name="T3">y</text:span>ectos rea<text:span text:style-name="T3">le</text:span>s de<text:span text:style-name="T3">s</text:span>de <text:span text:style-name="T3">el</text:span> prime<text:span text:style-name="T3">r </text:span>momento</text:p>
      <text:p text:style-name="P8"/>
      <text:p text:style-name="P8"><text:span text:style-name="T3">Soy recién</text:span> titulad<text:span text:style-name="T3">o</text:span> en Formación Profesional de Grao Superior en D<text:span text:style-name="T3">esarrollo</text:span> de Aplicaci<text:span text:style-name="T3">o</text:span>n<text:span text:style-name="T3">e</text:span>s Multiplataforma, c<text:span text:style-name="T3">ue</text:span>nto <text:span text:style-name="T3">con conoc</text:span><text:span text:style-name="T2">i</text:span><text:span text:style-name="T3">mientos de lenguajes como java y</text:span> Kotlin, así como experiencia <text:span text:style-name="T3">con interfaces de desarrollo como</text:span> Android Studio <text:span text:style-name="T3">y</text:span> control de versi<text:span text:style-name="T3">o</text:span>n<text:span text:style-name="T3">e</text:span>s con Git. <text:span text:style-name="T3">Durante mi formación </text:span>, <text:span text:style-name="T3">participe en el desarrollo de varias bases de datos y varias aplicaciones móviles, su diseño y funcionalidad</text:span> <text:span text:style-name="T3">en conjunto con otros compañeros.</text:span> <text:span text:style-name="T3">Me considero una persona </text:span><text:s/><text:span text:style-name="T3">que explora ideas en base a su curiosidad</text:span>, responsable e con ganas de seguir me<text:span text:style-name="T3">j</text:span>orando <text:span text:style-name="T3">y</text:span> aprend<text:span text:style-name="T3">i</text:span>endo cada día. </text:p>
      <text:p text:style-name="P7"/>
      <text:p text:style-name="P9"><text:span text:style-name="T2">Me gustaría</text:span> poder formar parte d<text:span text:style-name="T2">e</text:span> <text:span text:style-name="T2">vuestro</text:span> equipo, <text:span text:style-name="T2">contribuir al</text:span> <text:span text:style-name="T2">desarrollo</text:span> <text:span text:style-name="T2">y mejora</text:span> de <text:span text:style-name="T2">las </text:span>aplicaci<text:span text:style-name="T2">ones</text:span> <text:span text:style-name="T2">y</text:span> seguir <text:span text:style-name="T2">creciendo</text:span> profesionalmente <text:span text:style-name="T2">en un</text:span> entorno colaborativo e dinámico como <text:span text:style-name="T2">el que se describe en la oferta</text:span>. Quedo <text:span text:style-name="T2">a vuestra</text:span> disposición para <text:span text:style-name="T2">una</text:span> entrevista <text:span text:style-name="T2">o</text:span> para ampliar <text:span text:style-name="T2">cualquier</text:span> información sobre <text:span text:style-name="T2">mi</text:span> perfil.</text:p>
      <text:p text:style-name="P10"><text:span text:style-name="T2">Muchas</text:span> <text:span text:style-name="T2">gracias</text:span> <text:span text:style-name="T2">por</text:span> <text:span text:style-name="T2">su</text:span> atención.</text:p>
      <text:p text:style-name="P11">Un saludo y buena tarde</text:p>
      <text:p text:style-name="P11"/>
      <text:p text:style-name="P11">aquí iría el cv</text:p>
      <text:p text:style-name="P7"/>
      <text:p text:style-name="P7"/>
      <text:p text:style-name="P7"/>
      <text:p text:style-name="P7"/>
      <text:p text:style-name="P7"><text:tab/><text:tab/><text:tab/><text:tab/><text:tab/> <text:s text:c="2"/><text:span text:style-name="T4">pagina 1 de 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1:39:49.113699400</meta:creation-date>
    <dc:date>2025-10-21T14:23:31.013261500</dc:date>
    <meta:editing-duration>PT6M11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2" meta:word-count="320" meta:character-count="2079" meta:non-whitespace-character-count="1725"/>
  </office:meta>
</office:document-meta>
</file>